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heck_page_style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Standard" style:master-page-name="First_20_Page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yop</text:p>
      <text:p text:style-name="P1">2 p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fr" fo:country="FR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79$Build-9054</meta:generator>
    <meta:initial-creator>Pierre-André Galmes</meta:initial-creator>
    <meta:creation-date>2006-05-02T11:06:12</meta:creation-date>
    <dc:date>2006-08-02T14:20:14</dc:date>
    <meta:printed-by>Pierre-André Galmes</meta:printed-by>
    <meta:print-date>2006-05-02T11:29:14</meta:print-date>
    <dc:language>fr-FR</dc:language>
    <meta:editing-cycles>5</meta:editing-cycles>
    <meta:editing-duration>PT24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" meta:word-count="3" meta:character-count="9"/>
  </office:meta>
</office:document-meta>
</file>

<file path=Basic/Standard/check_page_style.xml><?xml version="1.0" encoding="utf-8"?>
<!DOCTYPE module  PUBLIC '-//OpenOffice.org//DTD OfficeDocument 1.0//EN'  'module.dtd'>
<script:module xmlns:script="http://openoffice.org/2000/script" script:name="check_page_style" script:language="StarBasic">REM  *****  BASIC  *****


Dim imprimante


Sub Main


	' Initialisation de l'imprimante.
	imprimante = ThisComponent.Printer

	' printProps( imprimante )

	' printerName = "Auto magicolor 2300 DL sur TITO"
	printerName = "Printer Name"
	
	setPrinter( printerName )

End Sub



Sub setPrinter( PrinterName As String )

'	msgBox "SetPrinter"

'	msgBox getPropVal( imprimante, "Name" )
	
	setPropVal( imprimante, "Name", PrinterName )
	ThisComponent.Printer = imprimante
	
'	msgBox "End SetPrinter"

End Sub



' Tools functions



' affecte la valeur valProp ? la propri?t? nomProp
Sub setPropVal(descr As Variant, _
               nomProp As String, valProp As Variant)
Const Titre = "Array of properties"
Dim x As Long

for x = 0 to UBound(descr)
  if descr(x).Name = nomProp then
    descr(x).Value = valProp
    Exit Sub
  end if
next

MsgBox("unknown property : " &amp; nomProp, 16, Titre)

End Sub




' Prints the properties names of an array.
Sub printProps(descr As Variant)
Const Titre = "Array of properties"
Dim x As Long, liste As String
for x = 0 to UBound(descr)
  liste = liste &amp; "Index " &amp; x &amp; " : " _
                &amp;  descr(x).Name &amp; chr(13)
next
MsgBox(liste, 0, Titre)
End Sub


' renvoie la valeur de la propri?t? nomProp
Function getPropVal(descr As Variant, nomProp As String)_
                    As Variant
Const Titre = "Array of properties"
Dim x As Long
for x = 0 to UBound(descr)
  if descr(x).Name = nomProp then
    getPropVal = descr(x).Value
    Exit Function
  end if
next
MsgBox("unknown property : " &amp; nomProp, 16, Titre)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heck_page_sty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